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text-properties fo:color="#ff0000"/>
    </style:style>
    <style:style style:name="P3" style:family="paragraph" style:parent-style-name="Standard">
      <style:text-properties style:use-window-font-color="true"/>
    </style:style>
    <style:style style:name="T1" style:family="text">
      <style:text-properties fo:color="#3c3c3c"/>
    </style:style>
    <style:style style:name="T2" style:family="text">
      <style:text-properties fo:color="#3c3c3c" fo:font-weight="bold" style:font-weight-asian="bold" style:font-weight-complex="bold"/>
    </style:style>
    <style:style style:name="T3" style:family="text">
      <style:text-properties fo:color="#3c3c3c" fo:font-weight="normal" style:font-weight-asian="normal" style:font-weight-complex="normal"/>
    </style:style>
    <style:style style:name="T4" style:family="text">
      <style:text-properties fo:background-color="#ff0000"/>
    </style:style>
    <style:style style:name="T5" style:family="text">
      <style:text-properties fo:background-color="transparent"/>
    </style:style>
    <style:style style:name="T6" style:family="text">
      <style:text-properties fo:color="#ff0000" fo:background-color="transparent"/>
    </style:style>
    <style:style style:name="T7" style:family="text">
      <style:text-properties style:use-window-font-color="tru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WiFi自动测试—如何添加新的AP</text:h>
      <text:p text:style-name="Standard"><text:span text:style-name="Teletype"><text:span text:style-name="T2"><text:tab/></text:span></text:span><text:span text:style-name="Teletype"><text:span text:style-name="T3">自动测试的</text:span></text:span><text:span text:style-name="Teletype"><text:span text:style-name="T1">执行流程：</text:span></text:span><text:line-break/><text:tab/><text:span text:style-name="Teletype"><text:span text:style-name="T1">main.py-&gt;scripts/parser/parser.py</text:span></text:span><text:line-break/><text:tab/><text:span text:style-name="Teletype"><text:span text:style-name="T1">-&gt;cases/test/*.json </text:span></text:span><text:line-break/><text:tab/><text:span text:style-name="Teletype"><text:span text:style-name="T1">-&gt;scenarios/ap/相应json(指明执行该scenario的脚本)</text:span></text:span><text:line-break/><text:tab/><text:span text:style-name="Teletype"><text:span text:style-name="T1">-&gt;调用scenario的json的对应.py文件(创建相应ap等的相关对象进行设置)</text:span></text:span><text:line-break/><text:tab/><text:span text:style-name="Teletype"><text:span text:style-name="T1">-&gt;scripts/ap/cisco/*.py(类的成员函数的具体实现)</text:span></text:span></text:p>
      <text:p text:style-name="Standard"><text:tab/></text:p>
      <text:p text:style-name="Standard"><text:tab/>添加新的AP主要涉及到以下几个方面：</text:p>
      <text:p text:style-name="Standard"><text:tab/><text:tab/>1）源码获得。从svn服务器上下载。</text:p>
      <text:p text:style-name="Standard"><text:span text:style-name="Teletype"><text:span text:style-name="T1"><text:tab/><text:tab/><text:tab/>svn checkout </text:span></text:span><text:a xlink:type="simple" xlink:href="http://10.1.10.100/svn/amazon/Management/wifi"><text:span text:style-name="Teletype">http://10.1.10.100/svn/amazon/Management/wifi</text:span></text:a></text:p>
      <text:p text:style-name="Standard"><text:tab/><text:tab/>2）使用工具selenium录制通过网页设置AP参数的过程，导出python脚本，从中提取需要的代<text:tab/><text:tab/><text:tab/>码。</text:p>
      <text:p text:style-name="Standard"><text:tab/><text:tab/>3）在源码根目录（test_suite）下的cases/test目录下添加测试文件（.json文件）。该文件主要设 <text:s text:c="8"/><text:tab/><text:tab/><text:tab/>置要解析的scenerios目标文件，同时传递需要的参数。该文件暂时只用来测试，不需要提交<text:tab/><text:tab/><text:tab/>到svn服务器上。</text:p>
      <text:p text:style-name="Standard"><text:tab/><text:tab/>4）在源码根目录（test_suite）下的senerios/ap/cisco目录下添加senerio对象（.json和.py<text:tab/><text:tab/><text:tab/><text:tab/>文件）。这里.json文件主要目的是设置“script”目标文件，也就是当前目录下的某个.py文件。<text:tab/><text:tab/><text:tab/>这个对应的.py文件中会创建路由对应的类，然后执行该类里的方法来进行测试（设置路由参<text:tab/><text:tab/><text:tab/>数）。可以是多个.json文件对应一个.py文件。添加的senerio对象（.json和.py文件）暂时<text:tab/><text:tab/><text:tab/>也只是用来测试，不需要提交到svn服务器。</text:p>
      <text:p text:style-name="Standard"><text:tab/><text:tab/>5）修改test_suite/scripts目录下的factory_class.py文件，主要实在文件中的vendor_class中添<text:tab/><text:tab/><text:tab/>加新加的AP。</text:p>
      <text:p text:style-name="Standard"><text:tab/><text:tab/>6）修改test_suite/tools目录下的dbgenerate.py文件，主要是在文件中的infoData序列和<text:tab/><text:tab/><text:tab/><text:tab/>tableData序列中添加新加AP的相关参数。修改后重新生成新的数据库。</text:p>
      <text:p text:style-name="Standard"><text:tab/><text:tab/>7）在test_suite/scripts/ap目录下添加新加AP的类文件（.py文件）。该文件主要添加新的AP类<text:tab/><text:tab/><text:tab/>以及类中相关方法。</text:p>
      <text:p text:style-name="Standard"><text:span text:style-name="Teletype"><text:span text:style-name="T1"/></text:span></text:p>
      <text:p text:style-name="Standard"/>
      <text:p text:style-name="Standard">一 Selenium的使用</text:p>
      <text:p text:style-name="Standard"/>
      <text:p text:style-name="Standard">二 Mysql的使用</text:p>
      <text:p text:style-name="Standard"/>
      <text:p text:style-name="Standard">三 添加测试case</text:p>
      <text:p text:style-name="Standard"/>
      <text:p text:style-name="Standard">四 添加senerio文件</text:p>
      <text:p text:style-name="Standard"/>
      <text:p text:style-name="Standard">五 修改factory_class.py文件</text:p>
      <text:p text:style-name="Standard"><text:tab/>该文件位于test_suite/scripts目录下。需要在</text:p>
      <text:p text:style-name="Standard">vendor_class={</text:p>
      <text:p text:style-name="Standard"><text:s text:c="8"/>"ap:cisco:e3000":"CiscoE3000",</text:p>
      <text:p text:style-name="Standard"><text:s text:c="8"/>"ap:cisco:e3200":"CiscoE3200",</text:p>
      <text:p text:style-name="Standard"><text:s text:c="7"/><text:span text:style-name="T6"><text:s/>"ap:cisco:wrt54gl":"CiscoWRT54GL",</text:span></text:p>
      <text:p text:style-name="Standard"><text:s text:c="8"/>"device:tate":"Tate",</text:p>
      <text:p text:style-name="Standard"><text:soft-page-break/><text:s text:c="4"/>}</text:p>
      <text:p text:style-name="Standard">这个字典中添加添加相应的AP类，如红色所示。其中<text:span text:style-name="T6">"CiscoWRT54GL"</text:span><text:span text:style-name="T7">就是新加的类的名称。</text:span></text:p>
      <text:p text:style-name="Standard"><text:span text:style-name="T7"/></text:p>
      <text:p text:style-name="Standard"><text:span text:style-name="T7">六 修改dbgenerate.py文件</text:span></text:p>
      <text:p text:style-name="Standard"><text:span text:style-name="T7"><text:tab/>该文件位于test_suite/tools目录下。需要在</text:span></text:p>
      <text:p text:style-name="Standard"><text:span text:style-name="T7">tableData =[</text:span></text:p>
      <text:p text:style-name="Standard"><text:span text:style-name="T7">{ "vendor":"cisco", "model":"e3000", "mac":"68:7F:74:C5:CA:82" },</text:span></text:p>
      <text:p text:style-name="P2"><text:span text:style-name="T5">{ "vendor":"cisco", "model":"wrt54gl", "mac":"58:6D:8F:CA:AE:37" }</text:span></text:p>
      <text:p text:style-name="Standard"><text:span text:style-name="T7">]</text:span></text:p>
      <text:p text:style-name="Standard"><text:span text:style-name="T7">这个序列中添加新加AP的信息，如红色所示，包括厂商，型号，mac地址。</text:span></text:p>
      <text:p text:style-name="Standard"><text:span text:style-name="T7">然后在</text:span></text:p>
      <text:p text:style-name="Standard"><text:span text:style-name="T7">infoData = [</text:span></text:p>
      <text:p text:style-name="Standard"><text:span text:style-name="T7">{ "ap_id":1, "config_name":"vendor", "config_value":"ap:cisco"},</text:span></text:p>
      <text:p text:style-name="Standard"><text:span text:style-name="T7">{ "ap_id":1, "config_name":"serial", "config_value":"CVQ01k634585"}, </text:span></text:p>
      <text:p text:style-name="Standard"><text:span text:style-name="T7">…................</text:span></text:p>
      <text:p text:style-name="Standard"><text:span text:style-name="T7">…................</text:span></text:p>
      <text:p text:style-name="Standard"><text:span text:style-name="T7">…................</text:span></text:p>
      <text:p text:style-name="P3"><text:span text:style-name="T5">{ "ap_id":2, "config_name":"ssidBroadcast", "config_value":"enable"}, </text:span></text:p>
      <text:p text:style-name="Standard"><text:span text:style-name="T7">{ "ap_id":2, "config_name":"securityMode", "config_value":"disabled"}</text:span></text:p>
      <text:p text:style-name="Standard"><text:span text:style-name="T7">]</text:span></text:p>
      <text:p text:style-name="Standard"><text:span text:style-name="T7">这个序列中添加AP相关的各个参数的default value。其中“ap_id”是每一个型号的路由的序号，比如上面ap_id为2的对应的就是wrt54gl这个型号的路由。"config_name"是参数名称，"config_value"是参数值。这里参数名称尽量和"e3000"这个型号的路由参数名称保持一致。参数的default value是出场的默认值。</text:span></text:p>
      <text:p text:style-name="Standard"><text:span text:style-name="T7"><text:tab/>修改后执行“./dbgenerate.py -c”来删除原来的数据库，然后再执行“./dbgenerate.py -D -a”，将原有的和修改后的内容重新生成数据库。这样这些些参数就会添加到数据库中。</text:span></text:p>
      <text:p text:style-name="Standard"><text:span text:style-name="T7"/></text:p>
      <text:p text:style-name="Standard"><text:span text:style-name="T7">七 添加AP的类文件</text:span></text:p>
      <text:p text:style-name="Standard"><text:span text:style-name="T7"><text:tab/>在test_suite/scripts/ap目录下添加新加AP的类文件（.py文件），如已经添加的“cisco_e3000.py”。新添加的AP的类中主要封装了类的各种方法，比如openWebDriver(self)是打开浏览器，setChannel(self,param)是设置channel。这些方法是通过对selenium工具获得的python脚本修改得到的。方法的实现也尽量和 cisco_e3000.py文件中的相同（比如字典的使用）。其中要注意方法间的依赖关系，比如setSSID(self, params)就要先判断当前无线的模式，如果无线是关闭的，那setSSID(self, params)这个方法就什么都不做。其中类的member_maps成员是数据库中保存的参数的名称与类的成员的名称的对应。以上均可参考“cisco_e3000.py”这个文件。</text:span></text:p>
      <text:p text:style-name="Standard"><text:span text:style-name="T7"/></text:p>
      <text:p text:style-name="Standard"><text:span text:style-name="T7">八 参考资料</text:span></text:p>
      <text:p text:style-name="Standard"><text:span text:style-name="T7">a） python：</text:span><text:a xlink:type="simple" xlink:href="http://woodpecker.org.cn/abyteofpython_cn/chinese/">http://woodpecker.org.cn/abyteofpython_cn/chinese/</text:a></text:p>
      <text:p text:style-name="Standard"><text:span text:style-name="T7">b） selenium：http://selenium.googlecode.com/svn/trunk/docs/api/py/index.html</text:span></text:p>
      <text:p text:style-name="Standard"><text:span text:style-name="T7">c） json：</text:span><text:a xlink:type="simple" xlink:href="http://json.org/json-zh.html">http://json.org/json-zh.html</text:a></text:p>
      <text:p text:style-name="Standard"><text:span text:style-name="T7">d） mysql常用命令：http://www.chinaz.com/program/2009/0115/62526.s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letype" style:family="text">
      <style:text-properties style:font-name="DejaVu Sans Mono" style:font-name-asian="AR PL UMing H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henglei </meta:initial-creator>
    <meta:creation-date>2012-03-13T17:33:53</meta:creation-date>
    <dc:date>2012-03-14T11:20:07</dc:date>
    <dc:creator>zhenglei </dc:creator>
    <meta:editing-duration>PT17H46M14S</meta:editing-duration>
    <meta:editing-cycles>22</meta:editing-cycles>
    <meta:generator>LibreOffice/3.3$Unix LibreOffice_project/330m19$Build-401</meta:generator>
    <meta:document-statistic meta:table-count="0" meta:image-count="0" meta:object-count="0" meta:page-count="2" meta:paragraph-count="51" meta:word-count="179" meta:character-count="2796"/>
  </office:meta>
</office:document-meta>
</file>